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20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6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style:use-window-font-color="true"/>
    </style:style>
    <style:style style:name="T1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8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style:use-window-font-color="true"/>
    </style:style>
    <style:style style:name="T2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0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style:use-window-font-color="true"/>
    </style:style>
    <style:style style:name="T3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4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style:use-window-font-color="true"/>
    </style:style>
    <style:style style:name="T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7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style:use-window-font-color="true"/>
    </style:style>
    <style:style style:name="T3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P1" style:family="paragraph">
      <style:paragraph-properties fo:line-height="100.00%" fo:text-align="left"/>
    </style:style>
    <style:style style:name="P2" style:family="paragraph">
      <style:paragraph-properties fo:line-height="100.00%" fo:text-align="left"/>
    </style:style>
    <style:style style:name="P3" style:family="paragraph">
      <style:paragraph-properties fo:line-height="100.00%" fo:text-align="left"/>
    </style:style>
  </office:automatic-styles>
  <office:body>
    <office:text>
      <text:p text:style-name="P1"><text:span text:style-name="T1">INSTALL MOSQUITTO MQTT SERVER</text:span></text:p>
      <text:p text:style-name="P1"><text:span text:style-name="T2"/></text:p>
      <text:p text:style-name="P1"><text:span text:style-name="T3">$sudo apt-add-repository ppa:mosquitto-dev/mosquitto-ppa</text:span></text:p>
      <text:p text:style-name="P1"><text:span text:style-name="T4"/></text:p>
      <text:p text:style-name="P1"><text:span text:style-name="T5">$sudo apt-get update</text:span></text:p>
      <text:p text:style-name="P1"><text:span text:style-name="T6"/></text:p>
      <text:p text:style-name="P1"><text:span text:style-name="T7">$sudo apt-get install mosquitto</text:span></text:p>
      <text:p text:style-name="P1"><text:span text:style-name="T8"/></text:p>
      <text:p text:style-name="P1"><text:span text:style-name="T9">$sudo apt-get install mosquitto-clients</text:span></text:p>
      <text:p text:style-name="P1"><text:span text:style-name="T10"/></text:p>
      <text:p text:style-name="P1"><text:span text:style-name="T11">$sudo apt-get install nano</text:span></text:p>
      <text:p text:style-name="P1"><text:span text:style-name="T12"/></text:p>
      <text:p text:style-name="P1"><text:span text:style-name="T13">$sudo systemctl status mosquitto</text:span></text:p>
      <text:p text:style-name="P1"><text:span text:style-name="T14"/></text:p>
      <text:p text:style-name="P1"><text:span text:style-name="T15"><text:s/>$sudo service mosquitto stop</text:span></text:p>
      <text:p text:style-name="P1"><text:span text:style-name="T15"/></text:p>
      <text:p text:style-name="P1"><text:span text:style-name="T16">ACCESS MOSQUITTO .conf</text:span><text:span text:style-name="T17"/></text:p>
      <text:p text:style-name="P1"><text:span text:style-name="T18"/></text:p>
      <text:p text:style-name="P1"><text:span text:style-name="T19">$sudo nano /etc/mosquitto/mosquitto.conf</text:span></text:p>
      <text:p text:style-name="P1"><text:span text:style-name="T19"/></text:p>
      <text:p text:style-name="P1"><text:span text:style-name="T19">COPY AND PASTE THIS in .conf</text:span></text:p>
      <text:p text:style-name="P1"><text:span text:style-name="T20">*************************************</text:span></text:p>
      <text:p text:style-name="P1"><text:span text:style-name="T21">persistence true</text:span></text:p>
      <text:p text:style-name="P1"><text:span text:style-name="T21">persistence_location /var/lib/mosquitto/</text:span></text:p>
      <text:p text:style-name="P1"><text:span text:style-name="T22"/></text:p>
      <text:p text:style-name="P1"><text:span text:style-name="T23">log_dest file /var/log/mosquitto/mosquitto.log</text:span></text:p>
      <text:p text:style-name="P1"><text:span text:style-name="T24"/></text:p>
      <text:p text:style-name="P1"><text:span text:style-name="T25">listener 1883 0.0.0.0</text:span></text:p>
      <text:p text:style-name="P1"><text:span text:style-name="T25">allow_anonymous true</text:span></text:p>
      <text:p text:style-name="P1"><text:span text:style-name="T26"/></text:p>
      <text:p text:style-name="P1"><text:span text:style-name="T27">include_dir /etc/mosquitto/conf.d</text:span></text:p>
      <text:p text:style-name="P1"><text:span text:style-name="T27">********************************************</text:span></text:p>
      <text:p text:style-name="P1"><text:span text:style-name="T28">RESTART SERVER</text:span></text:p>
      <text:p text:style-name="P1"><text:span text:style-name="T29"/></text:p>
      <text:p text:style-name="P1"><text:span text:style-name="T29">$sudo service mosquitto start</text:span></text:p>
      <text:p text:style-name="P1"><text:span text:style-name="T29"/></text:p>
      <text:p text:style-name="P1"><text:span text:style-name="T29">TEST SERVER</text:span></text:p>
      <text:p text:style-name="P1"><text:span text:style-name="T30">run the following in one terminal</text:span><text:span text:style-name="T31"/></text:p>
      <text:p text:style-name="P1"><text:span text:style-name="T32"/></text:p>
      <text:p text:style-name="P1"><text:span text:style-name="T33">$mosquitto_pub -d -t testTopic -m "Hello world!"</text:span></text:p>
      <text:p text:style-name="P1"><text:span text:style-name="T33"/></text:p>
      <text:p text:style-name="P1"><text:span text:style-name="T34">Run the follwing in another terminal</text:span></text:p>
      <text:p text:style-name="P1"><text:span text:style-name="T35"/></text:p>
      <text:p text:style-name="P1"><text:span text:style-name="T36">$mosquitto_sub -d -t testTopic</text:span></text:p>
      <text:p text:style-name="P1"><text:span text:style-name="T36"/></text:p>
      <text:p text:style-name="P2"><text:span text:style-name="T37">INSTALL PYTHON MQTT APP</text:span><text:span text:style-name="T38"/></text:p>
      <text:p text:style-name="P3"><text:span text:style-name="T39"/></text:p>
      <text:p text:style-name="P3"><text:span text:style-name="T40">$sudo apt-get install python3-pip</text:span></text:p>
      <text:p text:style-name="P3"><text:span text:style-name="T41"/></text:p>
      <text:p text:style-name="P3"><text:span text:style-name="T42">$sudo pip3 install paho-mqtt</text:span></text:p>
      <text:p text:style-name="P3"><text:span text:style-name="T43"/></text:p>
      <text:p text:style-name="P3"><text:span text:style-name="T44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